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16pt" officeooo:paragraph-rsid="000ebe32" style:font-size-asian="16pt" style:font-size-complex="16pt"/>
    </style:style>
    <style:style style:name="P2" style:family="paragraph" style:parent-style-name="Preformatted_20_Text">
      <style:text-properties style:font-name="Courier New" fo:font-size="16pt" officeooo:paragraph-rsid="000eaecd" style:font-size-asian="16pt" style:font-size-complex="16pt"/>
    </style:style>
    <style:style style:name="P3" style:family="paragraph" style:parent-style-name="Preformatted_20_Text">
      <style:text-properties fo:font-size="20pt" fo:font-weight="bold" officeooo:rsid="000eaec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fo:font-size="10pt" officeooo:rsid="000eaecd" style:font-size-asian="10pt" style:font-size-complex="10pt"/>
    </style:style>
    <style:style style:name="P5" style:family="paragraph" style:parent-style-name="Preformatted_20_Text">
      <style:text-properties style:font-name="Courier New" fo:font-size="16pt" officeooo:rsid="000eaecd" officeooo:paragraph-rsid="000eaecd" style:font-size-asian="16pt" style:font-size-complex="16pt"/>
    </style:style>
    <style:style style:name="P6" style:family="paragraph" style:parent-style-name="Preformatted_20_Text">
      <style:text-properties fo:color="#000000" fo:font-size="12pt" style:font-size-asian="12pt" style:font-size-complex="12pt"/>
    </style:style>
    <style:style style:name="P7" style:family="paragraph" style:parent-style-name="Preformatted_20_Text">
      <style:text-properties fo:color="#000000" fo:font-size="12pt" officeooo:rsid="000eaecd" style:font-size-asian="12pt" style:font-size-complex="12pt"/>
    </style:style>
    <style:style style:name="P8" style:family="paragraph" style:parent-style-name="Preformatted_20_Text">
      <style:text-properties fo:color="#000000" fo:font-size="12pt" officeooo:rsid="000eaecd" officeooo:paragraph-rsid="000eaecd" style:font-size-asian="12pt" style:font-size-complex="12pt"/>
    </style:style>
    <style:style style:name="P9" style:family="paragraph" style:parent-style-name="Preformatted_20_Text">
      <style:text-properties fo:color="#000000" fo:font-size="12pt" officeooo:paragraph-rsid="000eaecd" style:font-size-asian="12pt" style:font-size-complex="12pt"/>
    </style:style>
    <style:style style:name="P10" style:family="paragraph" style:parent-style-name="Preformatted_20_Text">
      <style:text-properties fo:color="#000000" style:font-name="Courier New" fo:font-size="12pt" officeooo:rsid="000eaecd" officeooo:paragraph-rsid="000eaecd" style:font-size-asian="12pt" style:font-size-complex="12pt"/>
    </style:style>
    <style:style style:name="P11" style:family="paragraph" style:parent-style-name="Preformatted_20_Text">
      <style:text-properties fo:color="#000000" style:font-name="Courier New" fo:font-size="12pt" officeooo:paragraph-rsid="000ebe32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fo:font-size="12pt" style:font-size-asian="12pt" style:font-size-complex="12pt"/>
    </style:style>
    <style:style style:name="T1" style:family="text">
      <style:text-properties officeooo:rsid="000eaecd"/>
    </style:style>
    <style:style style:name="T2" style:family="text">
      <style:text-properties fo:color="#007fbf"/>
    </style:style>
    <style:style style:name="T3" style:family="text">
      <style:text-properties fo:color="#007fbf" officeooo:rsid="000eaecd"/>
    </style:style>
    <style:style style:name="T4" style:family="text">
      <style:text-properties officeooo:rsid="00108c36"/>
    </style:style>
    <style:style style:name="T5" style:family="text">
      <style:text-properties officeooo:rsid="00109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int no Sunshine </text:p>
      <text:p text:style-name="P4"><text:span text:style-name="T4">1971 </text:span>Bill Withers. <text:span text:style-name="T4">Wollte zuerst das „I know“ mit Text ersetzen. Der Produzent hat abgeraten :)</text:span></text:p>
      <text:p text:style-name="P4"/>
      <text:p text:style-name="P7"><text:tab/><text:tab/><text:tab/><text:tab/><text:tab/><text:tab/><text:tab/><text:tab/><text:tab/><text:tab/><text:tab/><text:tab/><text:span text:style-name="T5">80</text:span></text:p>
      <text:p text:style-name="P7"/>
      <text:p text:style-name="P9"><text:span text:style-name="T1"><text:tab/><text:tab/><text:tab/><text:tab/> <text:s text:c="7"/>Am <text:s text:c="4"/>Em <text:s text:c="4"/>G <text:s text:c="4"/>Am</text:span></text:p>
      <text:p text:style-name="P6">Ain't no sunshine when she's <text:s/>gone.</text:p>
      <text:p text:style-name="P8"><text:tab/><text:tab/><text:tab/><text:tab/> <text:s text:c="4"/>Am <text:s text:c="4"/>Em <text:s text:c="4"/>G <text:s text:c="4"/>Am</text:p>
      <text:p text:style-name="P6">It's not warm <text:s/>when she's away.</text:p>
      <text:p text:style-name="P6"><text:s text:c="31"/><text:span text:style-name="T1">E</text:span>m <text:s text:c="20"/><text:span text:style-name="T1">(D#m) <text:s text:c="3"/>Dm</text:span></text:p>
      <text:p text:style-name="P6">Ain't no sunshine when she's gone, and she's always gone too long,</text:p>
      <text:p text:style-name="P9"><text:span text:style-name="T1"><text:tab/><text:tab/><text:tab/> <text:s text:c="3"/>Am <text:s text:c="4"/>Em <text:s text:c="4"/>G <text:s text:c="4"/>Am</text:span></text:p>
      <text:p text:style-name="P6">anytime <text:s/>she goes away.</text:p>
      <text:p text:style-name="P6"/>
      <text:p text:style-name="P6"><text:s text:c="2"/></text:p>
      <text:p text:style-name="P6">Wonder this time where she's gone.</text:p>
      <text:p text:style-name="P6">Wonder if she's gone <text:s/>to stay.</text:p>
      <text:p text:style-name="P6">Ain't no sunshine when she's gone, and this house just ain't no home,</text:p>
      <text:p text:style-name="P6">anytime <text:s/>she goes away.</text:p>
      <text:p text:style-name="P6"/>
      <text:p text:style-name="P6"><text:s text:c="8"/></text:p>
      <text:p text:style-name="P9"><text:s text:c="4"/>I know, I know, I know, <text:span text:style-name="T4">I know</text:span></text:p>
      <text:p text:style-name="P6"><text:s text:c="4"/>I know, I know, I know, I know</text:p>
      <text:p text:style-name="P6"><text:s text:c="4"/>I know, I know, I know, I kno<text:span text:style-name="T1">w</text:span></text:p>
      <text:p text:style-name="P6"><text:s text:c="4"/>I know, I know, I know, I know</text:p>
      <text:p text:style-name="P9"><text:s text:c="4"/>I know, I know, I know, I know<text:line-break/> <text:s text:c="3"/>I know, I know, I know, I know</text:p>
      <text:p text:style-name="P6"><text:s text:c="4"/>I know, I know... Hey, I oughta leave young thing alone,</text:p>
      <text:p text:style-name="P9"><text:s/><text:span text:style-name="T1"><text:tab/><text:tab/><text:tab/><text:tab/> <text:s text:c="15"/>Am <text:s text:c="4"/>Em <text:s text:c="4"/>G <text:s text:c="4"/>Am</text:span></text:p>
      <text:p text:style-name="P6"><text:s text:c="4"/>but ain't no sunshine when she's <text:s/>gone.</text:p>
      <text:p text:style-name="P6"/>
      <text:p text:style-name="P6"/>
      <text:p text:style-name="P6"/>
      <text:p text:style-name="P6">Ain't no sunshine when she's <text:s/>gone.</text:p>
      <text:p text:style-name="P6">Only darkness everyday.</text:p>
      <text:p text:style-name="P6">Ain't no sunshine when she's gone, and this house just ain't no home,</text:p>
      <text:p text:style-name="P6">anytime <text:s/>she goes away.</text:p>
      <text:p text:style-name="P6">anytime <text:s/>she goes away.</text:p>
      <text:p text:style-name="P12">anytime <text:s/>she goes away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8-01-28T21:02:04.243470073</dc:date>
    <dc:creator>benutzer </dc:creator>
    <meta:editing-duration>PT16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96" meta:character-count="1153" meta:non-whitespace-character-count="770"/>
  </office:meta>
</office:document-meta>
</file>